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padding="0.049cm" fo:border="0.06pt solid #d9d9e3"/>
      <style:text-properties loext:padding="0.049cm" loext:border="0.06pt solid #d9d9e3"/>
    </style:style>
    <style:style style:name="P2" style:family="paragraph" style:parent-style-name="Preformatted_20_Text">
      <style:paragraph-properties fo:margin-top="0cm" fo:margin-bottom="0.499cm" style:contextual-spacing="false" fo:padding="0.049cm" fo:border="0.06pt solid #d9d9e3"/>
    </style:style>
    <style:style style:name="P3" style:family="paragraph" style:parent-style-name="Preformatted_20_Text">
      <style:paragraph-properties fo:padding="0.049cm" fo:border="0.06pt solid #d9d9e3"/>
      <style:text-properties style:text-underline-style="solid" style:text-underline-width="auto" style:text-underline-color="font-color" loext:padding="0.049cm" loext:border="0.06pt solid #d9d9e3"/>
    </style:style>
    <style:style style:name="P4" style:family="paragraph" style:parent-style-name="Preformatted_20_Text">
      <style:paragraph-properties fo:padding="0.049cm" fo:border="0.06pt solid #d9d9e3"/>
    </style:style>
    <style:style style:name="P5" style:family="paragraph" style:parent-style-name="Text_20_body">
      <style:paragraph-properties fo:padding="0.049cm" fo:border="0.06pt solid #d9d9e3"/>
    </style:style>
    <style:style style:name="P6" style:family="paragraph" style:parent-style-name="Text_20_body" style:list-style-name="L1">
      <style:paragraph-properties fo:margin-top="0cm" fo:margin-bottom="0cm" style:contextual-spacing="false" fo:padding="0.049cm" fo:border="0.06pt solid #d9d9e3"/>
    </style:style>
    <style:style style:name="P7" style:family="paragraph" style:parent-style-name="Text_20_body" style:list-style-name="L1">
      <style:paragraph-properties fo:padding="0.049cm" fo:border="0.06pt solid #d9d9e3"/>
    </style:style>
    <style:style style:name="P8" style:family="paragraph" style:parent-style-name="Text_20_body">
      <style:paragraph-properties fo:margin-top="0cm" fo:margin-bottom="0.499cm" style:contextual-spacing="false" fo:padding="0.049cm" fo:border="0.06pt solid #d9d9e3"/>
    </style:style>
    <style:style style:name="P9" style:family="paragraph" style:parent-style-name="Text_20_body" style:list-style-name="L2">
      <style:paragraph-properties fo:margin-top="0cm" fo:margin-bottom="0cm" style:contextual-spacing="false" fo:padding="0.049cm" fo:border="0.06pt solid #d9d9e3"/>
    </style:style>
    <style:style style:name="P10" style:family="paragraph" style:parent-style-name="Text_20_body" style:list-style-name="L2">
      <style:paragraph-properties fo:padding="0.049cm" fo:border="0.06pt solid #d9d9e3"/>
    </style:style>
    <style:style style:name="P11" style:family="paragraph" style:parent-style-name="Text_20_body" style:list-style-name="L3">
      <style:paragraph-properties fo:padding="0.049cm" fo:border="0.06pt solid #d9d9e3"/>
    </style:style>
    <style:style style:name="T1" style:family="text">
      <style:text-properties loext:padding="0.049cm" loext:border="0.06pt solid #d9d9e3"/>
    </style:style>
    <style:style style:name="T2" style:family="text">
      <style:text-properties officeooo:rsid="00183978"/>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a función <text:span text:style-name="Source_20_Text"><text:span text:style-name="T1">setInterval()</text:span></text:span> es una función integrada en JavaScript que permite ejecutar una función de forma repetida en intervalos de tiempo especificados. Toma dos argumentos: la función que se va a ejecutar y el intervalo de tiempo en milisegundos entre cada ejecución.</text:p>
      <text:p text:style-name="P5">Aquí tienes una descripción de los dos argumentos de <text:span text:style-name="Source_20_Text"><text:span text:style-name="T1">setInterval()</text:span></text:span>:</text:p>
      <text:list text:style-name="L3">
        <text:list-item>
          <text:p text:style-name="P11">Función: Es la función que se ejecutará repetidamente en el intervalo especificado. Puede ser una función existente o una función anónima. Esta función puede contener cualquier código que deseemos ejecutar en cada intervalo.</text:p>
        </text:list-item>
        <text:list-item>
          <text:p text:style-name="P11">Intervalo de tiempo: Especifica la cantidad de tiempo en milisegundos entre cada ejecución de la función. Por ejemplo, si se establece un intervalo de 1000 milisegundos (1 segundo), la función se ejecutará cada segundo.</text:p>
        </text:list-item>
      </text:list>
      <text:p text:style-name="P5">La función <text:span text:style-name="Source_20_Text"><text:span text:style-name="T1">setInterval()</text:span></text:span> devuelve un identificador único para el intervalo que se ha creado. Puedes utilizar este identificador para detener el intervalo en cualquier momento utilizando la función <text:span text:style-name="Source_20_Text"><text:span text:style-name="T1">clearInterval()</text:span></text:span>.</text:p>
      <text:p text:style-name="P5">Es importante tener en cuenta que <text:span text:style-name="Source_20_Text"><text:span text:style-name="T1">setInterval()</text:span></text:span> sigue ejecutando la función repetidamente hasta que se detiene explícitamente con <text:span text:style-name="Source_20_Text"><text:span text:style-name="T1">clearInterval()</text:span></text:span>, por lo que debemos asegurarnos de detener el intervalo cuando ya no lo necesitemos para evitar un consumo innecesario de recursos.</text:p>
      <text:p text:style-name="P5">Aquí tienes un ejemplo básico de cómo se utiliza <text:span text:style-name="Source_20_Text"><text:span text:style-name="T1">setInterval()</text:span></text:span>:</text:p>
      <text:p text:style-name="P1"/>
      <text:p text:style-name="P4"><text:span text:style-name="Source_20_Text"><text:span text:style-name="T1">function saludar() {</text:span></text:span></text:p>
      <text:p text:style-name="P4"><text:span text:style-name="Source_20_Text"><text:span text:style-name="T1"><text:s text:c="2"/>console.log('Hola, soy una función que se ejecuta cada 3 segundos.');</text:span></text:span></text:p>
      <text:p text:style-name="P4"><text:span text:style-name="Source_20_Text"><text:span text:style-name="T1">}</text:span></text:span></text:p>
      <text:p text:style-name="P4"/>
      <text:p text:style-name="P2"><text:span text:style-name="Source_20_Text"><text:span text:style-name="T1">setInterval(saludar, 3000);</text:span></text:span></text:p>
      <text:p text:style-name="P5">En este ejemplo, la función <text:span text:style-name="Source_20_Text"><text:span text:style-name="T1">saludar()</text:span></text:span> se ejecutará cada 3 segundos, mostrando un mensaje en la consola.</text:p>
      <text:p text:style-name="P5"/>
      <text:p text:style-name="P5"/>
      <text:p text:style-name="P5"/>
      <text:p text:style-name="P5"/>
      <text:p text:style-name="P5"/>
      <text:p text:style-name="P5"/>
      <text:p text:style-name="P5"/>
      <text:p text:style-name="P5"/>
      <text:p text:style-name="P5"><text:span text:style-name="T2">E</text:span>l objeto <text:span text:style-name="Source_20_Text"><text:span text:style-name="T1">Date</text:span></text:span> es un objeto predefinido en JavaScript. Esto significa que no es necesario importar ninguna biblioteca adicional o realizar ninguna configuración especial para utilizarlo en tu código.</text:p>
      <text:p text:style-name="P5"><text:soft-page-break/>El objeto <text:span text:style-name="Source_20_Text"><text:span text:style-name="T1">Date</text:span></text:span> forma parte de la especificación del lenguaje JavaScript y está disponible de forma nativa en todos los navegadores web y entornos de ejecución de JavaScript.</text:p>
      <text:p text:style-name="P5">Puedes crear instancias del objeto <text:span text:style-name="Source_20_Text"><text:span text:style-name="T1">Date</text:span></text:span> utilizando el constructor <text:span text:style-name="Source_20_Text"><text:span text:style-name="T1">Date()</text:span></text:span> sin necesidad de realizar ninguna importación o declaración adicional. Por ejemplo:</text:p>
      <text:p text:style-name="P1"/>
      <text:p text:style-name="P2"><text:span text:style-name="Source_20_Text"><text:span text:style-name="T1">var fechaActual = new Date();</text:span></text:span></text:p>
      <text:p text:style-name="P2"><text:span text:style-name="Source_20_Text"/></text:p>
      <text:p text:style-name="P2"><text:span text:style-name="Source_20_Text"/></text:p>
      <text:p text:style-name="P8"><text:span text:style-name="Source_20_Text">Aquí tienes una lista de algunos métodos del objeto </text:span><text:span text:style-name="Source_20_Text"><text:span text:style-name="T1">Date()</text:span></text:span><text:span text:style-name="Source_20_Text"> junto con una breve descripción de lo que hacen:</text:span></text:p>
      <text:list text:style-name="L1">
        <text:list-item>
          <text:p text:style-name="P6"><text:span text:style-name="Source_20_Text"><text:span text:style-name="T1">getFullYear()</text:span></text:span>: Devuelve el año completo (por ejemplo, 2023) de la fecha representada por el objeto <text:span text:style-name="Source_20_Text"><text:span text:style-name="T1">Date</text:span></text:span>.</text:p>
        </text:list-item>
        <text:list-item>
          <text:p text:style-name="P6"><text:span text:style-name="Source_20_Text"><text:span text:style-name="T1">getMonth()</text:span></text:span>: Devuelve el mes (0-11) de la fecha representada por el objeto <text:span text:style-name="Source_20_Text"><text:span text:style-name="T1">Date</text:span></text:span>. Los meses se indexan desde 0 (0 representa enero, 1 febrero, etc.).</text:p>
        </text:list-item>
        <text:list-item>
          <text:p text:style-name="P6"><text:span text:style-name="Source_20_Text"><text:span text:style-name="T1">getDate()</text:span></text:span>: Devuelve el día del mes (1-31) de la fecha representada por el objeto <text:span text:style-name="Source_20_Text"><text:span text:style-name="T1">Date</text:span></text:span>.</text:p>
        </text:list-item>
        <text:list-item>
          <text:p text:style-name="P6"><text:span text:style-name="Source_20_Text"><text:span text:style-name="T1">getDay()</text:span></text:span>: Devuelve el día de la semana (0-6) de la fecha representada por el objeto <text:span text:style-name="Source_20_Text"><text:span text:style-name="T1">Date</text:span></text:span>. Los días de la semana se indexan desde 0 (0 representa el domingo, 1 lunes, etc.).</text:p>
        </text:list-item>
        <text:list-item>
          <text:p text:style-name="P6"><text:span text:style-name="Source_20_Text"><text:span text:style-name="T1">getHours()</text:span></text:span>: Devuelve la hora (0-23) de la fecha representada por el objeto <text:span text:style-name="Source_20_Text"><text:span text:style-name="T1">Date</text:span></text:span>.</text:p>
        </text:list-item>
        <text:list-item>
          <text:p text:style-name="P6"><text:span text:style-name="Source_20_Text"><text:span text:style-name="T1">getMinutes()</text:span></text:span>: Devuelve los minutos (0-59) de la fecha representada por el objeto <text:span text:style-name="Source_20_Text"><text:span text:style-name="T1">Date</text:span></text:span>.</text:p>
        </text:list-item>
        <text:list-item>
          <text:p text:style-name="P6"><text:span text:style-name="Source_20_Text"><text:span text:style-name="T1">getSeconds()</text:span></text:span>: Devuelve los segundos (0-59) de la fecha representada por el objeto <text:span text:style-name="Source_20_Text"><text:span text:style-name="T1">Date</text:span></text:span>.</text:p>
        </text:list-item>
        <text:list-item>
          <text:p text:style-name="P6"><text:span text:style-name="Source_20_Text"><text:span text:style-name="T1">getMilliseconds()</text:span></text:span>: Devuelve los milisegundos (0-999) de la fecha representada por el objeto <text:span text:style-name="Source_20_Text"><text:span text:style-name="T1">Date</text:span></text:span>.</text:p>
        </text:list-item>
        <text:list-item>
          <text:p text:style-name="P6"><text:span text:style-name="Source_20_Text"><text:span text:style-name="T1">getTime()</text:span></text:span>: Devuelve el tiempo en milisegundos transcurridos desde el 1 de enero de 1970 00:00:00 UTC hasta la fecha representada por el objeto <text:span text:style-name="Source_20_Text"><text:span text:style-name="T1">Date</text:span></text:span>.</text:p>
        </text:list-item>
        <text:list-item>
          <text:p text:style-name="P6"><text:span text:style-name="Source_20_Text"><text:span text:style-name="T1">toDateString()</text:span></text:span>: Devuelve una representación legible de la fecha en forma de cadena, sin incluir la hora.</text:p>
        </text:list-item>
        <text:list-item>
          <text:p text:style-name="P6"><text:span text:style-name="Source_20_Text"><text:span text:style-name="T1">toTimeString()</text:span></text:span>: Devuelve una representación legible de la hora en forma de cadena, sin incluir la fecha.</text:p>
        </text:list-item>
        <text:list-item>
          <text:p text:style-name="P6"><text:span text:style-name="Source_20_Text"><text:span text:style-name="T1">toLocaleDateString()</text:span></text:span>: Devuelve una representación localizada de la fecha en forma de cadena, sin incluir la hora.</text:p>
        </text:list-item>
        <text:list-item>
          <text:p text:style-name="P6"><text:span text:style-name="Source_20_Text"><text:span text:style-name="T1">toLocaleTimeString()</text:span></text:span>: Devuelve una representación localizada de la hora en forma de cadena, sin incluir la fecha.</text:p>
        </text:list-item>
        <text:list-item>
          <text:p text:style-name="P6"><text:span text:style-name="Source_20_Text"><text:span text:style-name="T1">toString()</text:span></text:span>: Devuelve una representación de la fecha y la hora en forma de cadena.</text:p>
        </text:list-item>
        <text:list-item>
          <text:p text:style-name="P7"><text:span text:style-name="Source_20_Text"><text:span text:style-name="T1">toISOString()</text:span></text:span>: Devuelve una representación de la fecha y la hora en formato de cadena ISO 8601.</text:p>
        </text:list-item>
      </text:list>
      <text:p text:style-name="P2"><text:soft-page-break/><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8"><text:span text:style-name="Source_20_Text"><text:span text:style-name="T1">padStart()</text:span></text:span><text:span text:style-name="Source_20_Text"> es un método de cadena (string) en JavaScript que se utiliza para rellenar el inicio de una cadena con un número específico de caracteres. Es útil cuando deseas asegurarte de que una cadena tenga una longitud determinada agregando caracteres al principio si es necesario.</text:span></text:p>
      <text:p text:style-name="P5">La sintaxis básica de <text:span text:style-name="Source_20_Text"><text:span text:style-name="T1">padStart()</text:span></text:span> es la siguiente:</text:p>
      <text:p text:style-name="P3"/>
      <text:p text:style-name="P2"><text:span text:style-name="Source_20_Text"><text:span text:style-name="T1">cadena.padStart(longitud, valorDeRelleno)</text:span></text:span></text:p>
      <text:list text:style-name="L2">
        <text:list-item>
          <text:p text:style-name="P9"><text:span text:style-name="Source_20_Text"><text:span text:style-name="T1">cadena</text:span></text:span>: La cadena original a la que se le aplicará el relleno.</text:p>
        </text:list-item>
        <text:list-item>
          <text:p text:style-name="P9"><text:span text:style-name="Source_20_Text"><text:span text:style-name="T1">longitud</text:span></text:span>: La longitud total deseada de la cadena después del relleno.</text:p>
        </text:list-item>
        <text:list-item>
          <text:p text:style-name="P10"><text:span text:style-name="Source_20_Text"><text:span text:style-name="T1">valorDeRelleno</text:span></text:span> (opcional): El valor que se utilizará para rellenar la cadena. Por defecto, es una cadena vacía <text:span text:style-name="Source_20_Text"><text:span text:style-name="T1">""</text:span></text:span>.</text:p>
        </text:list-item>
      </text:list>
      <text:p text:style-name="P5">El método <text:span text:style-name="Source_20_Text"><text:span text:style-name="T1">padStart()</text:span></text:span> verifica la longitud de la cadena original y, si es menor que la longitud especificada, agrega el valor de relleno al principio hasta alcanzar la longitud deseada. Si la cadena original ya tiene una longitud igual o mayor a la longitud especificada, no se realiza ningún cambio.</text:p>
      <text:p text:style-name="P5">Aquí hay un ejemplo para mostrar cómo funciona <text:span text:style-name="Source_20_Text"><text:span text:style-name="T1">padStart()</text:span></text:span>:</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2:32:17.137000000</meta:creation-date>
    <dc:date>2023-05-31T13:23:58.746000000</dc:date>
    <meta:editing-duration>PT51M42S</meta:editing-duration>
    <meta:editing-cycles>1</meta:editing-cycles>
    <meta:document-statistic meta:table-count="0" meta:image-count="0" meta:object-count="0" meta:page-count="3" meta:paragraph-count="41" meta:word-count="766" meta:character-count="4853" meta:non-whitespace-character-count="4144"/>
    <meta:generator>LibreOffice/7.5.0.3$Windows_X86_64 LibreOffice_project/c21113d003cd3efa8c53188764377a8272d9d6de</meta:generator>
  </office:meta>
</office:document-meta>
</file>